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/>
          <table:table-cell office:value-type="string">
            <text:p>itération</text:p>
          </table:table-cell>
          <table:table-cell office:value-type="string">
            <text:p>RMI</text:p>
          </table:table-cell>
          <table:table-cell office:value-type="string">
            <text:p>Migration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float" office:value="10.722">
            <text:p>10,722</text:p>
          </table:table-cell>
          <table:table-cell office:value-type="float" office:value="15.614867">
            <text:p>15,6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2">
            <text:p>2</text:p>
          </table:table-cell>
          <table:table-cell office:value-type="float" office:value="10.73">
            <text:p>10,730</text:p>
          </table:table-cell>
          <table:table-cell office:value-type="float" office:value="16.314993">
            <text:p>16,3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3">
            <text:p>3</text:p>
          </table:table-cell>
          <table:table-cell office:value-type="float" office:value="10.795">
            <text:p>10,795</text:p>
          </table:table-cell>
          <table:table-cell office:value-type="float" office:value="15.986848">
            <text:p>15,99</text:p>
          </table:table-cell>
          <table:table-cell/>
          <table:table-cell>
            <draw:frame table:end-cell-address="Feuille1.L19" table:end-x="2.125cm" table:end-y="0.319cm" draw:z-index="0" draw:style-name="gr1" svg:width="14.874cm" svg:height="8.256cm" svg:x="0.8cm" svg:y="0.419cm">
              <draw:object draw:notify-on-update-of-ranges="Feuille1.B1:Feuille1.B1 Feuille1.B2:Feuille1.B11 Feuille1.C1:Feuille1.C1 Feuille1.C2:Feuille1.C11 Feuille1.D1:Feuille1.D1 Feuille1.D2:Feuille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office:value-type="float" office:value="10.806">
            <text:p>10,806</text:p>
          </table:table-cell>
          <table:table-cell office:value-type="float" office:value="15.84255">
            <text:p>15,8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5">
            <text:p>5</text:p>
          </table:table-cell>
          <table:table-cell office:value-type="float" office:value="10.779">
            <text:p>10,779</text:p>
          </table:table-cell>
          <table:table-cell office:value-type="float" office:value="15.70855">
            <text:p>15,7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6">
            <text:p>6</text:p>
          </table:table-cell>
          <table:table-cell office:value-type="float" office:value="10.815">
            <text:p>10,815</text:p>
          </table:table-cell>
          <table:table-cell office:value-type="float" office:value="16.86077">
            <text:p>16,86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7">
            <text:p>7</text:p>
          </table:table-cell>
          <table:table-cell office:value-type="float" office:value="10.745">
            <text:p>10,745</text:p>
          </table:table-cell>
          <table:table-cell office:value-type="float" office:value="16.860264">
            <text:p>16,86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8">
            <text:p>8</text:p>
          </table:table-cell>
          <table:table-cell office:value-type="float" office:value="10.798">
            <text:p>10,798</text:p>
          </table:table-cell>
          <table:table-cell office:value-type="float" office:value="16.257192">
            <text:p>16,26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9">
            <text:p>9</text:p>
          </table:table-cell>
          <table:table-cell office:value-type="float" office:value="10.706">
            <text:p>10,706</text:p>
          </table:table-cell>
          <table:table-cell office:value-type="float" office:value="15.975651">
            <text:p>15,98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10">
            <text:p>10</text:p>
          </table:table-cell>
          <table:table-cell office:value-type="float" office:value="10.715">
            <text:p>10,715</text:p>
          </table:table-cell>
          <table:table-cell office:value-type="float" office:value="16.18368">
            <text:p>16,18</text:p>
          </table:table-cell>
          <table:table-cell table:number-columns-repeated="2"/>
        </table:table-row>
        <table:table-row table:style-name="ro1">
          <table:table-cell office:value-type="string">
            <text:p>Moyenne :</text:p>
          </table:table-cell>
          <table:table-cell/>
          <table:table-cell table:formula="oooc:=AVERAGE([.C2:.C11])" office:value-type="float" office:value="10.7611">
            <text:p>10,761</text:p>
          </table:table-cell>
          <table:table-cell table:formula="oooc:=AVERAGE([.D2:.D11])" office:value-type="float" office:value="16.1605365">
            <text:p>16,1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ooc:=[.D12]-[.C12]" office:value-type="float" office:value="5.3994365">
            <text:p>5,399</text:p>
          </table:table-cell>
          <table:table-cell table:number-columns-repeated="3"/>
        </table:table-row>
        <table:table-row table:style-name="ro1" table:number-rows-repeated="65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3" number:min-integer-digits="1" number:display-factor="1000"/>
      <number:text>s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9">29/02/2008</text:date>, <text:time>19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29T10:56:02</meta:creation-date>
    <dc:creator>adminxen</dc:creator>
    <dc:date>2008-02-29T19:49:15</dc:date>
    <meta:editing-cycles>2</meta:editing-cycles>
    <meta:editing-duration>PT5H29M56S</meta:editing-duration>
    <meta:user-defined meta:name="Info 1"/>
    <meta:user-defined meta:name="Info 2"/>
    <meta:user-defined meta:name="Info 3"/>
    <meta:user-defined meta:name="Info 4"/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0">
      <number:number number:decimal-places="3" number:min-integer-digits="1" number:display-factor="1000"/>
      <number:text>s</number:text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65cm" chart:symbol-height="0.265cm">
        <chart:symbol-image/>
      </style:chart-properties>
      <style:graphic-properties draw:stroke="solid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875cm" svg:height="8.257cm" chart:class="chart:line" chart:style-name="ch1">
        <chart:legend chart:legend-position="end" svg:x="12.765cm" svg:y="3.501cm" chart:style-name="ch2"/>
        <chart:plot-area chart:style-name="ch3" table:cell-range-address="Feuille1.B1:Feuille1.D11" chart:data-source-has-labels="both" svg:x="0.297cm" svg:y="0.165cm" svg:width="12.171cm" svg:height="7.761cm">
          <chart:axis chart:dimension="x" chart:name="primary-x" chart:style-name="ch4">
            <chart:categories table:cell-range-address="Feuille1.B2:Feui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11" chart:label-cell-address="Feuille1.C1:Feuille1.C1" chart:class="chart:line">
            <chart:data-point chart:repeated="10"/>
          </chart:series>
          <chart:series chart:style-name="ch8" chart:values-cell-range-address="Feuille1.D2:Feuille1.D11" chart:label-cell-address="Feuille1.D1:Feuille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I</text:p>
              </table:table-cell>
              <table:table-cell office:value-type="string">
                <text:p>Mig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22">
                <text:p>10.722</text:p>
              </table:table-cell>
              <table:table-cell office:value-type="float" office:value="15.614867">
                <text:p>15.6148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3">
                <text:p>10.73</text:p>
              </table:table-cell>
              <table:table-cell office:value-type="float" office:value="16.314993">
                <text:p>16.314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95">
                <text:p>10.795</text:p>
              </table:table-cell>
              <table:table-cell office:value-type="float" office:value="15.986848">
                <text:p>15.98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06">
                <text:p>10.806</text:p>
              </table:table-cell>
              <table:table-cell office:value-type="float" office:value="15.84255">
                <text:p>15.84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79">
                <text:p>10.779</text:p>
              </table:table-cell>
              <table:table-cell office:value-type="float" office:value="15.70855">
                <text:p>15.7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15">
                <text:p>10.815</text:p>
              </table:table-cell>
              <table:table-cell office:value-type="float" office:value="16.86077">
                <text:p>16.86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745">
                <text:p>10.745</text:p>
              </table:table-cell>
              <table:table-cell office:value-type="float" office:value="16.860264">
                <text:p>16.86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98">
                <text:p>10.798</text:p>
              </table:table-cell>
              <table:table-cell office:value-type="float" office:value="16.257192">
                <text:p>16.257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06">
                <text:p>10.706</text:p>
              </table:table-cell>
              <table:table-cell office:value-type="float" office:value="15.975651">
                <text:p>15.975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15">
                <text:p>10.715</text:p>
              </table:table-cell>
              <table:table-cell office:value-type="float" office:value="16.18368">
                <text:p>16.18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